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öldnerlager in Aisen, Anwerbung durch Elementarbeschwörer, Voting Tutorial</text:p>
      <text:p text:style-name="Standard">=&gt; Gehe nach Zwergentrutz als Unterstützung</text:p>
      <text:p text:style-name="Standard"/>
      <text:p text:style-name="Standard">Halber Weg: Dorf in der Mitte von Aisen; Treffen mit Prinz Charming, Einführung Prinz und Berater, Voting für Sidequest mit Goblins, Anklingen lassen, dass den Beschwörern die Zivilbevölkerung herzlich egal ist.</text:p>
      <text:p text:style-name="Standard"/>
      <text:p text:style-name="Standard">Zwergentrutz: Melden bei Hauptmann, Einführung der Diskrepanzen zwischen Beschwörern und Soldaten. Helfen bei Verteidigung von Zwergentrutz; Sturmangriff auf das Lager der Untoten, Erschlagen des Kommandierenden Lichs, erhalten der Befehle für den Nekromanten in der Zwergenmine, Voting für sofortige Weiterführung. Ende der Dem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9-29T14:26:13</meta:creation-date>
    <dc:date>2008-09-29T14:41:02</dc:date>
    <meta:editing-cycles>1</meta:editing-cycles>
    <meta:editing-duration>PT14M5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86" meta:character-count="658"/>
  </office:meta>
</office:document-meta>
</file>